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Consolas"/>
    </style:style>
    <style:style style:name="P4" style:family="paragraph" style:parent-style-name="Standard">
      <style:paragraph-properties fo:break-before="page"/>
    </style:style>
    <style:style style:name="P5"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6"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7" style:family="paragraph" style:parent-style-name="Standard" style:list-style-name="">
      <style:paragraph-properties fo:break-before="page" fo:padding="0cm" fo:border-left="none" fo:border-right="none" fo:border-top="none" fo:border-bottom="0.002cm solid #000000" style:shadow="none"/>
      <style:text-properties fo:font-weight="bold" style:font-weight-asian="bold" style:font-weight-complex="bold"/>
    </style:style>
    <style:style style:name="P8" style:family="paragraph" style:parent-style-name="Standard">
      <style:paragraph-properties fo:text-align="center" style:justify-single-word="false" fo:padding="0cm" fo:border-left="none" fo:border-right="none" fo:border-top="0.002cm solid #000000" fo:border-bottom="none" style:shadow="none"/>
      <style:text-properties fo:font-size="48pt" style:font-size-asian="48pt" style:font-size-complex="48pt"/>
    </style:style>
    <style:style style:name="P9" style:family="paragraph" style:parent-style-name="Standard">
      <style:paragraph-properties fo:text-align="center" style:justify-single-word="false" fo:padding="0cm" fo:border-left="none" fo:border-right="none" fo:border-top="none" fo:border-bottom="0.002cm solid #000000" style:shadow="none"/>
      <style:text-properties fo:font-size="48pt" style:font-size-asian="48pt" style:font-size-complex="48pt"/>
    </style:style>
    <style:style style:name="P10"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1"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2" style:family="paragraph" style:parent-style-name="Standard" style:list-style-name="">
      <style:paragraph-properties fo:padding="0cm" fo:border-left="none" fo:border-right="none" fo:border-top="none" fo:border-bottom="0.002cm solid #000000" style:shadow="none"/>
      <style:text-properties fo:font-weight="bold" style:font-weight-asian="bold" style:font-weight-complex="bold"/>
    </style:style>
    <style:style style:name="P13" style:family="paragraph" style:parent-style-name="Table_20_Contents">
      <style:paragraph-properties fo:text-align="end"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ty of Greenwich Vietnam</text:p>
      <text:p text:style-name="P2">BSc Computing (Top-up)</text:p>
      <text:p text:style-name="P1"/>
      <text:p text:style-name="P1"/>
      <text:p text:style-name="P1"/>
      <text:p text:style-name="P1"/>
      <text:p text:style-name="P1"/>
      <text:p text:style-name="P1"/>
      <text:p text:style-name="P1"/>
      <text:p text:style-name="P1"/>
      <text:p text:style-name="P1"/>
      <text:p text:style-name="P1"/>
      <text:p text:style-name="P8">Data Structures and Algorithms</text:p>
      <text:p text:style-name="P9">Assignment 1</text:p>
      <text:p text:style-name="P1"/>
      <text:p text:style-name="P2">Student No: GT00570</text:p>
      <text:p text:style-name="P2">Student Name: Dat Dinhquoc</text:p>
      <text:p text:style-name="P1"><text:span text:style-name="T1">Student Email: </text:span><text:a xlink:type="simple" xlink:href="mailto:datdqgt00570@fpt.edu.vn" text:style-name="Internet_20_link" text:visited-style-name="Visited_20_Internet_20_Link"><text:span text:style-name="T1">datdqgt00570@fpt.edu.vn</text:span></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May 2017</text:span></text:p>
      <text:h text:style-name="P5" text:outline-level="1">1. Understanding Data Structures and Algorithms</text:h>
      <text:p text:style-name="Standard"/>
      <text:p text:style-name="Standard"/>
      <text:h text:style-name="P10" text:outline-level="2">1.1 Design Specification</text:h>
      <text:p text:style-name="Standard"/>
      <text:p text:style-name="Standard"/>
      <text:h text:style-name="P10" text:outline-level="3">a. Product Data Structure</text:h>
      <text:p text:style-name="Standard"/>
      <text:p text:style-name="P3">Product {</text:p>
      <text:p text:style-name="P3"><text:s text:c="4"/>pcode: <text:s text:c="3"/>string,</text:p>
      <text:p text:style-name="P3"><text:s text:c="4"/>pro_name: string,</text:p>
      <text:p text:style-name="P3"><text:s text:c="4"/>quantity: integer,</text:p>
      <text:p text:style-name="P3"><text:s text:c="4"/>sale: <text:s text:c="4"/>integer,</text:p>
      <text:p text:style-name="P3"><text:s text:c="4"/>price: <text:s text:c="3"/>double</text:p>
      <text:p text:style-name="P3">}</text:p>
      <text:p text:style-name="Standard"/>
      <text:p text:style-name="Standard"/>
      <text:h text:style-name="P10" text:outline-level="3">b. Product Field Descriptions</text:h>
      <text:p text:style-name="Standard"/>
      <text:p text:style-name="P3">pcode: <text:s text:c="3"/>Product code</text:p>
      <text:p text:style-name="P3">pro_name: Product name</text:p>
      <text:p text:style-name="P3">quantity: Available quantity of product in warehouse</text:p>
      <text:p text:style-name="P3">sale: <text:s text:c="4"/>Number of units sold</text:p>
      <text:p text:style-name="P3">price: <text:s text:c="3"/>Price of the product in default currency</text:p>
      <text:p text:style-name="Standard"/>
      <text:p text:style-name="Standard"/>
      <text:h text:style-name="P10" text:outline-level="3">c. Customer Data Structure</text:h>
      <text:p text:style-name="Standard"/>
      <text:p text:style-name="P3">Customer {</text:p>
      <text:p text:style-name="P3"><text:s text:c="4"/>ccode: <text:s text:c="3"/>string,</text:p>
      <text:p text:style-name="P3"><text:s text:c="4"/>cus_name: string,</text:p>
      <text:p text:style-name="P3"><text:s text:c="4"/>phone: <text:s text:c="3"/>string</text:p>
      <text:p text:style-name="P3">}</text:p>
      <text:p text:style-name="Standard"/>
      <text:p text:style-name="Standard"/>
      <text:h text:style-name="P10" text:outline-level="3">d. Customer Field Descriptions</text:h>
      <text:p text:style-name="Standard"/>
      <text:p text:style-name="P3">ccode: <text:s text:c="3"/>Customer code</text:p>
      <text:p text:style-name="P3">cus_name: Customer full name</text:p>
      <text:p text:style-name="P3">phone: <text:s text:c="3"/>Customer's phone number</text:p>
      <text:p text:style-name="Standard"/>
      <text:p text:style-name="Standard"/>
      <text:p text:style-name="Standard"/>
      <text:h text:style-name="P5" text:outline-level="3">e. Order Data Structure </text:h>
      <text:p text:style-name="Standard"/>
      <text:p text:style-name="P3">Order {</text:p>
      <text:p text:style-name="P3"><text:s text:c="4"/>ccode: <text:s text:c="3"/>string,</text:p>
      <text:p text:style-name="P3"><text:s text:c="4"/>pcode: <text:s text:c="3"/>string,</text:p>
      <text:p text:style-name="P3"><text:s text:c="4"/>quantity: integer</text:p>
      <text:p text:style-name="P3">}</text:p>
      <text:p text:style-name="Standard"/>
      <text:p text:style-name="Standard"/>
      <text:h text:style-name="P10" text:outline-level="3">f. Order Filed Descriptions</text:h>
      <text:p text:style-name="Standard"/>
      <text:p text:style-name="P3">ccode: <text:s text:c="3"/>Customer code</text:p>
      <text:p text:style-name="P3">pcode: <text:s text:c="3"/>Product code of purchased product</text:p>
      <text:p text:style-name="P3">quantity: Number of product units ordered</text:p>
      <text:p text:style-name="Standard"/>
      <text:p text:style-name="Standard"/>
      <text:h text:style-name="P10" text:outline-level="2">1.2 Performance of Searching and Sorting Algorithms</text:h>
      <text:p text:style-name="Standard"/>
      <text:p text:style-name="Standard"/>
      <text:h text:style-name="P10" text:outline-level="3">a. Sequential Search</text:h>
      <text:p text:style-name="Standard"/>
      <text:p text:style-name="Standard"><text:span text:style-name="T1">Mechanism</text:span>:</text:p>
      <text:p text:style-name="Standard">Loop through all entries in array/list and match 1 by 1</text:p>
      <text:p text:style-name="Standard"/>
      <text:p text:style-name="Standard"><text:span text:style-name="T1">Complexity</text:span> (N is the number of entries):</text:p>
      <text:p text:style-name="Standard">O(N)</text:p>
      <text:p text:style-name="Standard"/>
      <text:p text:style-name="Standard"><text:span text:style-name="T1">Pros</text:span>:</text:p>
      <text:p text:style-name="Standard">Simple, no ordering maintenance needed</text:p>
      <text:p text:style-name="Standard"/>
      <text:p text:style-name="Standard"><text:span text:style-name="T1">Contros</text:span>:</text:p>
      <text:p text:style-name="Standard">Slow</text:p>
      <text:p text:style-name="Standard"/>
      <text:p text:style-name="Standard"/>
      <text:h text:style-name="P10" text:outline-level="3">b. Binary/Radix Search</text:h>
      <text:p text:style-name="Standard"/>
      <text:p text:style-name="Standard"><text:span text:style-name="T1">Mechanism</text:span>:</text:p>
      <text:p text:style-name="Standard">Binary/radix search does searching on a key, from the key, other properties of object can be retrieved. Given an array/list sorted on a key, divide the key list into sections (depending on the radix), check the searching key to see in which section it falls into. Recursively divide sections into subsections until the searching key is in a section with a single entry. Take the other properties.</text:p>
      <text:p text:style-name="Standard"/>
      <text:p text:style-name="Standard"><text:span text:style-name="T1">Complexity</text:span> (N is the number of entries, log here is the logarithm of the radix):</text:p>
      <text:p text:style-name="Standard">O(logN)</text:p>
      <text:p text:style-name="Standard"/>
      <text:p text:style-name="Standard"><text:soft-page-break/><text:span text:style-name="T1">Pros</text:span>:</text:p>
      <text:p text:style-name="Standard">Very fast searching, number of entries increases linearly doesn't matter.</text:p>
      <text:p text:style-name="Standard"/>
      <text:p text:style-name="Standard"><text:span text:style-name="T1">Contros</text:span>:</text:p>
      <text:p text:style-name="Standard">A bit complex, maintaining the ordering of key values is required.</text:p>
      <text:p text:style-name="Standard"/>
      <text:p text:style-name="Standard"/>
      <text:h text:style-name="P10" text:outline-level="3">c. Bubble Sort</text:h>
      <text:p text:style-name="Standard"/>
      <text:p text:style-name="Standard">Bubble sort is the most basic sorting algorithm everybody knows from first.</text:p>
      <text:p text:style-name="Standard"/>
      <text:p text:style-name="Standard"><text:span text:style-name="T1">Mechanism</text:span>:</text:p>
      <text:p text:style-name="Standard">Find all possible pairs, swap 2 values in a pair if they are not in correct order.</text:p>
      <text:p text:style-name="Standard"/>
      <text:p text:style-name="Standard"><text:span text:style-name="T1">Complexity</text:span>:</text:p>
      <text:p text:style-name="Standard">O(N^2)</text:p>
      <text:p text:style-name="Standard"/>
      <text:p text:style-name="Standard"><text:span text:style-name="T1">Pros</text:span>:</text:p>
      <text:p text:style-name="Standard">Simple</text:p>
      <text:p text:style-name="Standard"/>
      <text:p text:style-name="Standard"><text:span text:style-name="T1">Contros</text:span>:</text:p>
      <text:p text:style-name="Standard">Slow</text:p>
      <text:p text:style-name="Standard"/>
      <text:p text:style-name="Standard"/>
      <text:h text:style-name="P10" text:outline-level="3">d. Quick Sort</text:h>
      <text:p text:style-name="Standard"/>
      <text:p text:style-name="Standard">Quicksort is the most common high performance sorting algorithm which is implemented everywhere in every programming language.</text:p>
      <text:p text:style-name="Standard"/>
      <text:p text:style-name="Standard"><text:span text:style-name="T1">Mechanism</text:span>:</text:p>
      <text:p text:style-name="Standard">Get a pivot value, put those values less than pivot value to the left, put those values greater than pivot value to the right. Apply the same mechanism to left partition and right partition recursively until the a sub-list can't be divided into left and right partitions any more.</text:p>
      <text:p text:style-name="Standard"/>
      <text:p text:style-name="Standard"><text:span text:style-name="T1">Complexity</text:span>:</text:p>
      <text:p text:style-name="Standard">O(N*logN)</text:p>
      <text:p text:style-name="Standard"/>
      <text:p text:style-name="Standard"><text:span text:style-name="T1">Pros</text:span>:</text:p>
      <text:p text:style-name="Standard">Fast in multiple situations</text:p>
      <text:p text:style-name="Standard"/>
      <text:p text:style-name="Standard"><text:span text:style-name="T1">Contros</text:span>:</text:p>
      <text:p text:style-name="Standard">A bit more complex compared to bubble sort.</text:p>
      <text:h text:style-name="P5" text:outline-level="2">1.3 Operations of Recursive Algorithms</text:h>
      <text:p text:style-name="Standard"/>
      <text:p text:style-name="Standard">Recursive algorithms apply the idea that the same operation can be applied to subsets of data, and the results from operations on subset data can be used to make the result for the original data set. Directory listing is an example for recursion: get the directory list of root directory, with each child directory do the same thing to get the grand-child directories, and so on.</text:p>
      <text:p text:style-name="Standard"/>
      <text:p text:style-name="Standard">Many problems can be solved using recursion because most of all problems have a tree of steps to final solution. The number of nodes in recursion tree is expanded exponentially, so brute-force recursion is usually not recommended. Pure recursion can be applied to small problems only. For big problems, at least solution tree branch elimination should be applied along. When exact answer is not needed, heuristic methods can be put into recursion to give approximate answers.</text:p>
      <text:p text:style-name="Standard"/>
      <text:p text:style-name="Standard"/>
      <text:h text:style-name="P10" text:outline-level="1">2. Implementation of Data Structures and Algorithms</text:h>
      <text:p text:style-name="Standard"/>
      <text:p text:style-name="Standard">My Java code implementation for DSA Assignment 1 can be found at my Git repository on GitHub at (default branch '<text:span text:style-name="T1">working</text:span>'), it is called Simple Sale Management System:</text:p>
      <text:p text:style-name="Standard"><text:a xlink:type="simple" xlink:href="https://github.com/johnlowvale/sms" text:style-name="Internet_20_link" text:visited-style-name="Visited_20_Internet_20_Link">https://github.com/johnlowvale/sms</text:a></text:p>
      <text:p text:style-name="Standard"/>
      <text:p text:style-name="Standard">The assignment is implemented in Java SE with AngularJS for UI. Please run it as a normal Maven project and point browser to <text:a xlink:type="simple" xlink:href="http://localhost/" text:style-name="Internet_20_link" text:visited-style-name="Visited_20_Internet_20_Link">http://localhost</text:a> to start using it (only ever tested on Chrome).</text:p>
      <text:p text:style-name="Standard"/>
      <text:p text:style-name="Standard"/>
      <text:h text:style-name="P10" text:outline-level="2">2.1 Implemented Features</text:h>
      <text:p text:style-name="Standard"/>
      <text:p text:style-name="Standard"><text:span text:style-name="T1">Product list</text:span>:</text:p>
      <text:p text:style-name="Standard">1.1. Load data from file</text:p>
      <text:p text:style-name="Standard">1.2. Input &amp; add new item</text:p>
      <text:p text:style-name="Standard">1.3. Display data</text:p>
      <text:p text:style-name="Standard">1.4. Save product list to file</text:p>
      <text:p text:style-name="Standard">1.5. Search by pcode</text:p>
      <text:p text:style-name="Standard">1.6. Delete by pcode</text:p>
      <text:p text:style-name="Standard">1.7. Sort by pcode</text:p>
      <text:p text:style-name="Standard">1.8. Delete the node after the node having code = xCode</text:p>
      <text:p text:style-name="Standard"/>
      <text:p text:style-name="Standard"><text:span text:style-name="T1">Customer list</text:span>:</text:p>
      <text:p text:style-name="Standard">2.1. Load data from file</text:p>
      <text:p text:style-name="Standard">2.2. Input &amp; add new item</text:p>
      <text:p text:style-name="Standard">2.3. Display data</text:p>
      <text:p text:style-name="Standard">2.4. Save customer list to file</text:p>
      <text:p text:style-name="Standard">2.5. Search by ccode</text:p>
      <text:p text:style-name="Standard">2.6. Delete by ccode</text:p>
      <text:p text:style-name="Standard"/>
      <text:p text:style-name="Standard"/>
      <text:p text:style-name="P4"><text:span text:style-name="T1">Order list</text:span>:</text:p>
      <text:p text:style-name="Standard">3.1. Input data</text:p>
      <text:p text:style-name="Standard">3.2. Display data with total value</text:p>
      <text:p text:style-name="Standard">3.3. Sort by pcode and ccode</text:p>
      <text:p text:style-name="Standard"/>
      <text:p text:style-name="Standard"/>
      <text:h text:style-name="P10" text:outline-level="2">2.2 Error Handling in the Implementation</text:h>
      <text:p text:style-name="Standard"/>
      <text:p text:style-name="Standard">Input error handling:</text:p>
      <text:p text:style-name="Standard">- Only proper .json file for products, customers, orders can be loaded.</text:p>
      <text:p text:style-name="Standard">- Empty and number value checking when entering data for new product, new customer.</text:p>
      <text:p text:style-name="Standard"/>
      <text:p text:style-name="Standard">Some other error handling are also implemented in code.</text:p>
      <text:p text:style-name="Standard"/>
      <text:p text:style-name="Standard"/>
      <text:h text:style-name="P10" text:outline-level="2">2.3 Testing Process</text:h>
      <text:p text:style-name="Standard"/>
      <text:p text:style-name="Standard">The code has been tested with 100 row data files and 10,000 row data files provided by lecturer. Some test cases are listed below.</text:p>
      <text:p text:style-name="Standard"/>
      <text:p text:style-name="Standard">Case 1.</text:p>
      <text:p text:style-name="Standard">Input: Load a <text:s/>bad data file</text:p>
      <text:p text:style-name="Standard">Error message is shown</text:p>
      <text:p text:style-name="Standard"/>
      <text:p text:style-name="Standard">Case 2.</text:p>
      <text:p text:style-name="Standard">Input: Enter values to create new product</text:p>
      <text:p text:style-name="Standard">Result message: Product added</text:p>
      <text:p text:style-name="Standard"/>
      <text:p text:style-name="Standard">Case 3.</text:p>
      <text:p text:style-name="Standard">Input: Click product display data button</text:p>
      <text:p text:style-name="Standard">Result: A list of products is shown on the web page</text:p>
      <text:p text:style-name="Standard"/>
      <text:p text:style-name="Standard">Case 4.</text:p>
      <text:p text:style-name="Standard">Input: Click on product save button</text:p>
      <text:p text:style-name="Standard">Result: A pop-up is shown to ask where to save the file</text:p>
      <text:p text:style-name="Standard"/>
      <text:p text:style-name="Standard">Case 5.</text:p>
      <text:p text:style-name="Standard">Input: Search product with code 'dd'</text:p>
      <text:p text:style-name="Standard">Result: 6 rows should be shown when using 100 row data file</text:p>
      <text:p text:style-name="Standard"/>
      <text:p text:style-name="Standard">Case 6.</text:p>
      <text:p text:style-name="Standard">Input: Create a product with code 'asdf', and click remove link</text:p>
      <text:p text:style-name="Standard">Result: Successful message should be shown</text:p>
      <text:p text:style-name="Standard"/>
      <text:p text:style-name="Standard"/>
      <text:p text:style-name="P4">Case 7.</text:p>
      <text:p text:style-name="Standard">Input: Click sort product button</text:p>
      <text:p text:style-name="Standard">Result: A list of products sorted by product code should be shown.</text:p>
      <text:p text:style-name="Standard"/>
      <text:p text:style-name="Standard">Many other cases have been tested on features on customer list, order list.</text:p>
      <text:p text:style-name="Standard">Unit tests are not included in the Java code of the assignment.</text:p>
      <text:p text:style-name="Standard"/>
      <text:p text:style-name="Standard"/>
      <text:h text:style-name="P10" text:outline-level="1">3. Notes</text:h>
      <text:p text:style-name="Standard"/>
      <text:p text:style-name="Standard">Git repository of this assignment:</text:p>
      <text:p text:style-name="Standard"><text:a xlink:type="simple" xlink:href="https://github.com/johnlowvale/sms" text:style-name="Internet_20_link" text:visited-style-name="Visited_20_Internet_20_Link">https://github.com/johnlowvale/sms</text:a></text:p>
      <text:p text:style-name="Standard"/>
      <text:p text:style-name="Standard">Development environment: </text:p>
      <text:p text:style-name="Standard">Eclipse Neon for Java Core with Maven</text:p>
      <text:p text:style-name="Standard"/>
      <text:p text:style-name="Standard">Web application access point (tested on Chrome):</text:p>
      <text:p text:style-name="Standard"><text:a xlink:type="simple" xlink:href="http://localhost/" text:style-name="Internet_20_link" text:visited-style-name="Visited_20_Internet_20_Link">http://localhost</text:a></text:p>
      <text:p text:style-name="Standard"/>
      <text:p text:style-name="Standard">This document:</text:p>
      <text:p text:style-name="Standard"><text:a xlink:type="simple" xlink:href="http://github.com/johnlowvale/sms/docs/dsa-assignment1-datdq.pdf" text:style-name="Internet_20_link" text:visited-style-name="Visited_20_Internet_20_Link">http://github.com/johnlowvale/sms/docs/dsa-assignment1-datdq.pdf</text:a></text:p>
      <text:p text:style-name="Standard"/>
      <text:p text:style-name="Standard"/>
      <text:p text:style-name="Standard"/>
      <text:p text:style-name="P4">//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MP1"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Table_20_Contents">Greenwich</text:p>
            </table:table-cell>
            <table:table-cell table:style-name="Table2.A1" office:value-type="string">
              <text:p text:style-name="MP1">Data Structures &amp; Algorithms</text:p>
            </table:table-cell>
          </table:table-row>
        </table:table>
        <text:p text:style-name="Header"/>
      </style:header>
      <style:footer>
        <table:table table:name="Table1" table:style-name="Table1">
          <table:table-column table:style-name="Table1.A" table:number-columns-repeated="2"/>
          <table:table-row>
            <table:table-cell table:style-name="Table1.A1" office:value-type="string">
              <text:p text:style-name="Table_20_Contents">Assignment 1</text:p>
            </table:table-cell>
            <table:table-cell table:style-name="Table1.A1" office:value-type="string">
              <text:p text:style-name="MP1">Page <text:page-number text:select-page="current">8</text:page-number> / <text:page-count>8</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Lowvale</meta:initial-creator>
    <meta:creation-date>2017-05-28T17:52:40.07</meta:creation-date>
    <dc:date>2017-05-28T19:34:53.52</dc:date>
    <dc:creator>John Lowvale</dc:creator>
    <meta:editing-duration>PT1H42M7S</meta:editing-duration>
    <meta:editing-cycles>13</meta:editing-cycles>
    <meta:generator>OpenOffice/4.1.2$Win32 OpenOffice.org_project/412m3$Build-9782</meta:generator>
    <meta:document-statistic meta:table-count="2" meta:image-count="0" meta:object-count="0" meta:page-count="8" meta:paragraph-count="155" meta:word-count="985" meta:character-count="6075"/>
  </office:meta>
</office:document-meta>
</file>